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6.0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be33d" style:text-align-source="value-type" style:repeat-content="false" fo:border="0.74pt solid #000000" style:vertical-align="middle"/>
      <style:paragraph-properties fo:margin-left="0in"/>
    </style:style>
    <style:style style:name="ce6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4" table:number-columns-repeated="16377" table:default-cell-style-name="ce5"/>
        <table:table-row table:style-name="ro1">
          <table:table-cell table:style-name="ce1" office:value-type="string" calcext:value-type="string" table:number-columns-spanned="7" table:number-rows-spanned="1">
            <text:p>Bill of Materials</text:p>
          </table:table-cell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3" table:number-rows-spanned="1">
            <text:p>Team No: 41</text:p>
          </table:table-cell>
          <table:covered-table-cell table:number-columns-repeated="2" table:style-name="ce6"/>
          <table:table-cell table:style-name="ce3" office:value-type="string" calcext:value-type="string" table:number-columns-spanned="4" table:number-rows-spanned="1">
            <text:p>Team Representative Contact No: 8292800825, 9416060103, 9171900040</text:p>
          </table:table-cell>
          <table:covered-table-cell table:number-columns-repeated="3" table:style-name="ce3"/>
          <table:table-cell table:number-columns-repeated="16377"/>
        </table:table-row>
        <table:table-row table:style-name="ro1">
          <table:table-cell table:style-name="ce6" office:value-type="string" calcext:value-type="string">
            <text:p>S. No.</text:p>
          </table:table-cell>
          <table:table-cell table:style-name="ce6" office:value-type="string" calcext:value-type="string">
            <text:p>Description of component</text:p>
          </table:table-cell>
          <table:table-cell table:style-name="ce6" office:value-type="string" calcext:value-type="string">
            <text:p>Specification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 Cost</text:p>
          </table:table-cell>
          <table:table-cell table:style-name="ce6" office:value-type="string" calcext:value-type="string">
            <text:p>Link</text:p>
          </table:table-cell>
          <table:table-cell table:number-columns-repeated="1637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crocontroller</text:p>
          </table:table-cell>
          <table:table-cell table:style-name="ce6" office:value-type="string" calcext:value-type="string">
            <text:p>ESP-WROOM3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5" calcext:value-type="float">
            <text:p>355</text:p>
          </table:table-cell>
          <table:table-cell table:style-name="ce6" table:formula="of:=[.D4] * [.E4]" office:value-type="float" office:value="355" calcext:value-type="float">
            <text:p>355</text:p>
          </table:table-cell>
          <table:table-cell table:style-name="ce6" office:value-type="string" calcext:value-type="string">
            <text:p>https://robu.in/product/esp-wroom-32-esp32-wifi-bt-ble-mcu-module/</text:p>
          </table:table-cell>
          <table:table-cell table:number-columns-repeated="1637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board Computer</text:p>
          </table:table-cell>
          <table:table-cell table:style-name="ce6" office:value-type="string" calcext:value-type="string">
            <text:p>Raspberry Pi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D5] * [.E5]" office:value-type="float" office:value="0" calcext:value-type="float">
            <text:p>0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otor Driver</text:p>
          </table:table-cell>
          <table:table-cell table:style-name="ce6" office:value-type="string" calcext:value-type="string">
            <text:p>L298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3" calcext:value-type="float">
            <text:p>143</text:p>
          </table:table-cell>
          <table:table-cell table:style-name="ce6" table:formula="of:=[.D6] * [.E6]" office:value-type="float" office:value="143" calcext:value-type="float">
            <text:p>143</text:p>
          </table:table-cell>
          <table:table-cell table:style-name="ce6" office:value-type="string" calcext:value-type="string">
            <text:p>https://robu.in/product/l298-based-motor-driver-module-2a/</text:p>
          </table:table-cell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rive Motors</text:p>
          </table:table-cell>
          <table:table-cell table:style-name="ce6" office:value-type="string" calcext:value-type="string">
            <text:p>12V DC Moto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4" calcext:value-type="float">
            <text:p>184</text:p>
          </table:table-cell>
          <table:table-cell table:style-name="ce6" table:formula="of:=[.D7] * [.E7]" office:value-type="float" office:value="368" calcext:value-type="float">
            <text:p>368</text:p>
          </table:table-cell>
          <table:table-cell table:style-name="ce6" office:value-type="string" calcext:value-type="string">
            <text:p>https://robu.in/product/dc-motor-60rpm-12volts/</text:p>
          </table:table-cell>
          <table:table-cell table:number-columns-repeated="1637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attery</text:p>
          </table:table-cell>
          <table:table-cell table:style-name="ce6" office:value-type="string" calcext:value-type="string">
            <text:p>Li-Ion 3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49" calcext:value-type="float">
            <text:p>649</text:p>
          </table:table-cell>
          <table:table-cell table:style-name="ce6" table:formula="of:=[.D8] * [.E8]" office:value-type="float" office:value="1947" calcext:value-type="float">
            <text:p>1947</text:p>
          </table:table-cell>
          <table:table-cell table:style-name="ce6" office:value-type="string" calcext:value-type="string">
            <text:p>https://robu.in/product/18650-li-ion-2000mah-11-1v-3s-protected-battery-pack/</text:p>
          </table:table-cell>
          <table:table-cell table:number-columns-repeated="1637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sulation Tape</text:p>
          </table:table-cell>
          <table:table-cell table:style-name="ce6" office:value-type="string" calcext:value-type="string">
            <text:p>Black AAA Tap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D9] * [.E9]" office:value-type="float" office:value="90" calcext:value-type="float">
            <text:p>90</text:p>
          </table:table-cell>
          <table:table-cell table:style-name="ce6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Jumper Wires</text:p>
          </table:table-cell>
          <table:table-cell table:style-name="ce6" office:value-type="string" calcext:value-type="string">
            <text:p>40MM-40MF-40F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4.94" calcext:value-type="float">
            <text:p>104.94</text:p>
          </table:table-cell>
          <table:table-cell table:style-name="ce6" table:formula="of:=[.D10] * [.E10]" office:value-type="float" office:value="104.94" calcext:value-type="float">
            <text:p>104.94</text:p>
          </table:table-cell>
          <table:table-cell table:style-name="ce6" office:value-type="string" calcext:value-type="string">
            <text:p>https://robu.in/product/10-cm-40-pin-dupont-male-male-male-female-female-female-cable-combo/</text:p>
          </table:table-cell>
          <table:table-cell table:number-columns-repeated="1637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astor Wheels</text:p>
          </table:table-cell>
          <table:table-cell table:style-name="ce6" office:value-type="string" calcext:value-type="string">
            <text:p>Plastic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[.D11] * [.E11]" office:value-type="float" office:value="69" calcext:value-type="float">
            <text:p>69</text:p>
          </table:table-cell>
          <table:table-cell table:style-name="ce6" office:value-type="string" calcext:value-type="string">
            <text:p>https://robu.in/product/ball-castors/</text:p>
          </table:table-cell>
          <table:table-cell table:number-columns-repeated="1637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rive Wheels</text:p>
          </table:table-cell>
          <table:table-cell table:style-name="ce6" office:value-type="string" calcext:value-type="string">
            <text:p>Plastic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[.D12] * [.E12]" office:value-type="float" office:value="138" calcext:value-type="float">
            <text:p>138</text:p>
          </table:table-cell>
          <table:table-cell table:style-name="ce6" office:value-type="string" calcext:value-type="string">
            <text:p>https://robu.in/product/bo-wheel-7x1/</text:p>
          </table:table-cell>
          <table:table-cell table:number-columns-repeated="1637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anipulation Motor</text:p>
          </table:table-cell>
          <table:table-cell table:style-name="ce6" office:value-type="string" calcext:value-type="string">
            <text:p>Hi-Torque DC Motor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D13] * [.E13]" office:value-type="float" office:value="0" calcext:value-type="float">
            <text:p>0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R Sensors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D14] * [.E14]" office:value-type="float" office:value="0" calcext:value-type="float">
            <text:p>0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hart Paper</text:p>
          </table:table-cell>
          <table:table-cell table:style-name="ce6" office:value-type="string" calcext:value-type="string">
            <text:p>White chart paper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table:formula="of:=[.D15] * [.E15]" office:value-type="float" office:value="0" calcext:value-type="float">
            <text:p>0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ardboard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table:formula="of:=[.D16] * [.E16]" office:value-type="float" office:value="0" calcext:value-type="float">
            <text:p>0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Breadboard</text:p>
          </table:table-cell>
          <table:table-cell table:style-name="ce6" office:value-type="string" calcext:value-type="string">
            <text:p>Small breadboar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[.D17] * [.E17]" office:value-type="float" office:value="26" calcext:value-type="float">
            <text:p>26</text:p>
          </table:table-cell>
          <table:table-cell table:style-name="ce6" office:value-type="string" calcext:value-type="string">
            <text:p>https://robu.in/product/170-pts-mini-breadboard-syb-170-transparent/</text:p>
          </table:table-cell>
          <table:table-cell table:number-columns-repeated="1637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Threaded Metal Rods</text:p>
          </table:table-cell>
          <table:table-cell table:style-name="ce6" office:value-type="string" calcext:value-type="string">
            <text:p>Hellical rods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table:formula="of:=[.D18] * [.E18]" office:value-type="float" office:value="0" calcext:value-type="float">
            <text:p>0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Limiting Switches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D19] * [.E19]" office:value-type="float" office:value="0" calcext:value-type="float">
            <text:p>0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Chassis</text:p>
          </table:table-cell>
          <table:table-cell table:style-name="ce6" office:value-type="string" calcext:value-type="string">
            <text:p>Metal chassis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table:formula="of:=[.D20] * [.E20]" office:value-type="float" office:value="0" calcext:value-type="float">
            <text:p>0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-D Printed Parts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3"/>
          <table:table-cell table:number-columns-repeated="1637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crews And Nuts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3"/>
          <table:table-cell table:number-columns-repeated="16377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21:08:16.318723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4:34:18.919088159</meta:creation-date>
    <dc:date>2025-02-12T21:30:07.494892690</dc:date>
    <meta:editing-duration>PT2H8M10S</meta:editing-duration>
    <meta:editing-cycles>11</meta:editing-cycles>
    <meta:generator>LibreOffice/24.2.7.2$Linux_X86_64 LibreOffice_project/420$Build-2</meta:generator>
    <meta:document-statistic meta:table-count="1" meta:cell-count="121" meta:object-count="0"/>
  </office:meta>
</office:document-meta>
</file>